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es de gestió empresarial</text:span><text:span text:style-name="T2"><text:line-break/></text:span><text:span text:style-name="T3">UD 04. Activitats no avaluables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Activitat 01</text:span></text:a><text:span text:style-name="T16"><text:tab/>3</text:span></text:p>
        </text:index-body>
      </text:table-of-content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5"/>
      <text:p text:style-name="P15"/>
      <text:p text:style-name="P17"><text:span text:style-name="T14">UD04. Activitats no avaluables</text:span></text:p>
      <text:list xml:id="list527165396" text:style-name="WWNum1">
        <text:list-item>
          <text:p text:style-name="P22"><text:bookmark text:name="_dbh0n1vac4c8"/>Activitat 01</text:p>
        </text:list-item>
      </text:list>
      <text:p text:style-name="P10">Replica en la teua màquina l’exemple de com fer una implantació d’Odoo <text:s/>en “La taverna de Moe”. Utilitza el fòrum per compartir les teues impressions i dubte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Activitats no avaluables</text:span></text:p>
      </style:header>
      <style:footer>
        <text:p text:style-name="MP4"><text:span text:style-name="MT1">Sistemes de gestió empresarial<text:tab/><text:tab/>UD04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18" meta:word-count="137" meta:character-count="881" meta:non-whitespace-character-count="755"/>
    <meta:generator>LibreOfficeDev/6.0.5.2$Linux_X86_64 LibreOffice_project/</meta:generator>
  </office:meta>
</office:document-meta>
</file>